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3.683cm" style:rel-column-width="14197*"/>
    </style:style>
    <style:style style:name="표1.B" style:family="table-column">
      <style:table-column-properties style:column-width="6.659cm" style:rel-column-width="25668*"/>
    </style:style>
    <style:style style:name="표1.C" style:family="table-column">
      <style:table-column-properties style:column-width="6.659cm" style:rel-column-width="25670*"/>
    </style:style>
    <style:style style:name="표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1.B3" style:family="table-cell">
      <style:table-cell-properties fo:padding="0.097cm" fo:border-left="0.5pt solid #000000" fo:border-right="0.5pt solid #000000" fo:border-top="none" fo:border-bottom="0.5pt solid #000000"/>
    </style:style>
    <style:style style:name="표1.B4" style:family="table-cell">
      <style:table-cell-properties fo:padding="0.097cm" fo:border-left="0.5pt solid #000000" fo:border-right="0.5pt solid #000000" fo:border-top="none" fo:border-bottom="0.5pt solid #000000"/>
    </style:style>
    <style:style style:name="표1.B5" style:family="table-cell">
      <style:table-cell-properties fo:padding="0.097cm" fo:border-left="0.5pt solid #000000" fo:border-right="0.5pt solid #000000" fo:border-top="none" fo:border-bottom="0.5pt solid #000000"/>
    </style:style>
    <style:style style:name="표1.B6" style:family="table-cell">
      <style:table-cell-properties fo:padding="0.097cm" fo:border-left="0.5pt solid #000000" fo:border-right="0.5pt solid #000000" fo:border-top="none" fo:border-bottom="0.5pt solid #000000"/>
    </style:style>
    <style:style style:name="표1.B7" style:family="table-cell">
      <style:table-cell-properties fo:padding="0.097cm" fo:border-left="0.5pt solid #000000" fo:border-right="0.5pt solid #000000" fo:border-top="none" fo:border-bottom="0.5pt solid #000000"/>
    </style:style>
    <style:style style:name="표1.8" style:family="table-row">
      <style:table-row-properties style:min-row-height="0.437cm"/>
    </style:style>
    <style:style style:name="표1.B8" style:family="table-cell">
      <style:table-cell-properties fo:padding="0.097cm" fo:border-left="0.5pt solid #000000" fo:border-right="0.5pt solid #000000" fo:border-top="none" fo:border-bottom="0.5pt solid #000000"/>
    </style:style>
    <style:style style:name="표1.B9" style:family="table-cell">
      <style:table-cell-properties fo:padding="0.097cm" fo:border-left="0.5pt solid #000000" fo:border-right="0.5pt solid #000000" fo:border-top="none" fo:border-bottom="0.5pt solid #000000"/>
    </style:style>
    <style:style style:name="표1.B10" style:family="table-cell">
      <style:table-cell-properties fo:padding="0.097cm" fo:border-left="0.5pt solid #000000" fo:border-right="none" fo:border-top="none" fo:border-bottom="0.5pt solid #000000"/>
    </style:style>
    <style:style style:name="표1.C10" style:family="table-cell">
      <style:table-cell-properties fo:padding="0.097cm" fo:border-left="0.5pt solid #000000" fo:border-right="0.5pt solid #000000" fo:border-top="none" fo:border-bottom="0.5pt solid #000000"/>
    </style:style>
    <style:style style:name="표1.B11" style:family="table-cell">
      <style:table-cell-properties fo:padding="0.097cm" fo:border-left="0.5pt solid #000000" fo:border-right="none" fo:border-top="none" fo:border-bottom="0.5pt solid #000000"/>
    </style:style>
    <style:style style:name="표1.C11" style:family="table-cell">
      <style:table-cell-properties fo:padding="0.097cm" fo:border-left="0.5pt solid #000000" fo:border-right="0.5pt solid #000000" fo:border-top="none" fo:border-bottom="0.5pt solid #000000"/>
    </style:style>
    <style:style style:name="표1.B12" style:family="table-cell">
      <style:table-cell-properties fo:padding="0.097cm" fo:border-left="0.5pt solid #000000" fo:border-right="0.5pt solid #000000" fo:border-top="none" fo:border-bottom="0.5pt solid #000000"/>
    </style:style>
    <style:style style:name="표2" style:family="table">
      <style:table-properties style:width="17cm" fo:break-before="page" table:align="margins"/>
    </style:style>
    <style:style style:name="표2.A" style:family="table-column">
      <style:table-column-properties style:column-width="3.683cm" style:rel-column-width="14197*"/>
    </style:style>
    <style:style style:name="표2.B" style:family="table-column">
      <style:table-column-properties style:column-width="6.659cm" style:rel-column-width="25668*"/>
    </style:style>
    <style:style style:name="표2.C" style:family="table-column">
      <style:table-column-properties style:column-width="6.659cm" style:rel-column-width="25670*"/>
    </style:style>
    <style:style style:name="표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2.B1" style:family="table-cell">
      <style:table-cell-properties fo:padding="0.097cm" fo:border="0.5pt solid #000000"/>
    </style:style>
    <style:style style:name="표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2.B2" style:family="table-cell">
      <style:table-cell-properties fo:padding="0.097cm" fo:border-left="0.5pt solid #000000" fo:border-right="0.5pt solid #000000" fo:border-top="none" fo:border-bottom="0.5pt solid #000000"/>
    </style:style>
    <style:style style:name="표2.B3" style:family="table-cell">
      <style:table-cell-properties fo:padding="0.097cm" fo:border-left="0.5pt solid #000000" fo:border-right="0.5pt solid #000000" fo:border-top="none" fo:border-bottom="0.5pt solid #000000"/>
    </style:style>
    <style:style style:name="표2.B4" style:family="table-cell">
      <style:table-cell-properties fo:padding="0.097cm" fo:border-left="0.5pt solid #000000" fo:border-right="0.5pt solid #000000" fo:border-top="none" fo:border-bottom="0.5pt solid #000000"/>
    </style:style>
    <style:style style:name="표2.B5" style:family="table-cell">
      <style:table-cell-properties fo:padding="0.097cm" fo:border-left="0.5pt solid #000000" fo:border-right="0.5pt solid #000000" fo:border-top="none" fo:border-bottom="0.5pt solid #000000"/>
    </style:style>
    <style:style style:name="표2.B6" style:family="table-cell">
      <style:table-cell-properties fo:padding="0.097cm" fo:border-left="0.5pt solid #000000" fo:border-right="0.5pt solid #000000" fo:border-top="none" fo:border-bottom="0.5pt solid #000000"/>
    </style:style>
    <style:style style:name="표2.B7" style:family="table-cell">
      <style:table-cell-properties fo:padding="0.097cm" fo:border-left="0.5pt solid #000000" fo:border-right="0.5pt solid #000000" fo:border-top="none" fo:border-bottom="0.5pt solid #000000"/>
    </style:style>
    <style:style style:name="표2.8" style:family="table-row">
      <style:table-row-properties style:min-row-height="0.437cm"/>
    </style:style>
    <style:style style:name="표2.B8" style:family="table-cell">
      <style:table-cell-properties fo:padding="0.097cm" fo:border-left="0.5pt solid #000000" fo:border-right="0.5pt solid #000000" fo:border-top="none" fo:border-bottom="0.5pt solid #000000"/>
    </style:style>
    <style:style style:name="표2.B9" style:family="table-cell">
      <style:table-cell-properties fo:padding="0.097cm" fo:border-left="0.5pt solid #000000" fo:border-right="0.5pt solid #000000" fo:border-top="none" fo:border-bottom="0.5pt solid #000000"/>
    </style:style>
    <style:style style:name="표2.B10" style:family="table-cell">
      <style:table-cell-properties fo:padding="0.097cm" fo:border-left="0.5pt solid #000000" fo:border-right="none" fo:border-top="none" fo:border-bottom="0.5pt solid #000000"/>
    </style:style>
    <style:style style:name="표2.C10" style:family="table-cell">
      <style:table-cell-properties fo:padding="0.097cm" fo:border-left="0.5pt solid #000000" fo:border-right="0.5pt solid #000000" fo:border-top="none" fo:border-bottom="0.5pt solid #000000"/>
    </style:style>
    <style:style style:name="표2.B11" style:family="table-cell">
      <style:table-cell-properties fo:padding="0.097cm" fo:border-left="0.5pt solid #000000" fo:border-right="none" fo:border-top="none" fo:border-bottom="0.5pt solid #000000"/>
    </style:style>
    <style:style style:name="표2.C11" style:family="table-cell">
      <style:table-cell-properties fo:padding="0.097cm" fo:border-left="0.5pt solid #000000" fo:border-right="0.5pt solid #000000" fo:border-top="none" fo:border-bottom="0.5pt solid #000000"/>
    </style:style>
    <style:style style:name="표2.12" style:family="table-row">
      <style:table-row-properties style:min-row-height="1.155cm"/>
    </style:style>
    <style:style style:name="표2.B12" style:family="table-cell">
      <style:table-cell-properties fo:padding="0.097cm" fo:border-left="0.5pt solid #000000" fo:border-right="0.5pt solid #000000" fo:border-top="none" fo:border-bottom="0.5pt solid #000000"/>
    </style:style>
    <style:style style:name="표3" style:family="table">
      <style:table-properties style:width="17cm" fo:break-before="page" table:align="margins"/>
    </style:style>
    <style:style style:name="표3.A" style:family="table-column">
      <style:table-column-properties style:column-width="3.683cm" style:rel-column-width="14197*"/>
    </style:style>
    <style:style style:name="표3.B" style:family="table-column">
      <style:table-column-properties style:column-width="6.659cm" style:rel-column-width="25668*"/>
    </style:style>
    <style:style style:name="표3.C" style:family="table-column">
      <style:table-column-properties style:column-width="6.659cm" style:rel-column-width="25670*"/>
    </style:style>
    <style:style style:name="표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3.B1" style:family="table-cell">
      <style:table-cell-properties fo:padding="0.097cm" fo:border="0.5pt solid #000000"/>
    </style:style>
    <style:style style:name="표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3.B2" style:family="table-cell">
      <style:table-cell-properties fo:padding="0.097cm" fo:border-left="0.5pt solid #000000" fo:border-right="0.5pt solid #000000" fo:border-top="none" fo:border-bottom="0.5pt solid #000000"/>
    </style:style>
    <style:style style:name="표3.B3" style:family="table-cell">
      <style:table-cell-properties fo:padding="0.097cm" fo:border-left="0.5pt solid #000000" fo:border-right="0.5pt solid #000000" fo:border-top="none" fo:border-bottom="0.5pt solid #000000"/>
    </style:style>
    <style:style style:name="표3.B4" style:family="table-cell">
      <style:table-cell-properties fo:padding="0.097cm" fo:border-left="0.5pt solid #000000" fo:border-right="0.5pt solid #000000" fo:border-top="none" fo:border-bottom="0.5pt solid #000000"/>
    </style:style>
    <style:style style:name="표3.B5" style:family="table-cell">
      <style:table-cell-properties fo:padding="0.097cm" fo:border-left="0.5pt solid #000000" fo:border-right="0.5pt solid #000000" fo:border-top="none" fo:border-bottom="0.5pt solid #000000"/>
    </style:style>
    <style:style style:name="표3.B6" style:family="table-cell">
      <style:table-cell-properties fo:padding="0.097cm" fo:border-left="0.5pt solid #000000" fo:border-right="0.5pt solid #000000" fo:border-top="none" fo:border-bottom="0.5pt solid #000000"/>
    </style:style>
    <style:style style:name="표3.B7" style:family="table-cell">
      <style:table-cell-properties fo:padding="0.097cm" fo:border-left="0.5pt solid #000000" fo:border-right="0.5pt solid #000000" fo:border-top="none" fo:border-bottom="0.5pt solid #000000"/>
    </style:style>
    <style:style style:name="표3.8" style:family="table-row">
      <style:table-row-properties style:min-row-height="0.437cm"/>
    </style:style>
    <style:style style:name="표3.B8" style:family="table-cell">
      <style:table-cell-properties fo:padding="0.097cm" fo:border-left="0.5pt solid #000000" fo:border-right="0.5pt solid #000000" fo:border-top="none" fo:border-bottom="0.5pt solid #000000"/>
    </style:style>
    <style:style style:name="표3.B9" style:family="table-cell">
      <style:table-cell-properties fo:padding="0.097cm" fo:border-left="0.5pt solid #000000" fo:border-right="0.5pt solid #000000" fo:border-top="none" fo:border-bottom="0.5pt solid #000000"/>
    </style:style>
    <style:style style:name="표3.B10" style:family="table-cell">
      <style:table-cell-properties fo:padding="0.097cm" fo:border-left="0.5pt solid #000000" fo:border-right="none" fo:border-top="none" fo:border-bottom="0.5pt solid #000000"/>
    </style:style>
    <style:style style:name="표3.C10" style:family="table-cell">
      <style:table-cell-properties fo:padding="0.097cm" fo:border-left="0.5pt solid #000000" fo:border-right="0.5pt solid #000000" fo:border-top="none" fo:border-bottom="0.5pt solid #000000"/>
    </style:style>
    <style:style style:name="표3.B11" style:family="table-cell">
      <style:table-cell-properties fo:padding="0.097cm" fo:border-left="0.5pt solid #000000" fo:border-right="none" fo:border-top="none" fo:border-bottom="0.5pt solid #000000"/>
    </style:style>
    <style:style style:name="표3.C11" style:family="table-cell">
      <style:table-cell-properties fo:padding="0.097cm" fo:border-left="0.5pt solid #000000" fo:border-right="0.5pt solid #000000" fo:border-top="none" fo:border-bottom="0.5pt solid #000000"/>
    </style:style>
    <style:style style:name="표3.12" style:family="table-row">
      <style:table-row-properties style:min-row-height="1.155cm"/>
    </style:style>
    <style:style style:name="표3.B12" style:family="table-cell">
      <style:table-cell-properties fo:padding="0.097cm" fo:border-left="0.5pt solid #000000" fo:border-right="0.5pt solid #000000" fo:border-top="none" fo:border-bottom="0.5pt solid #000000"/>
    </style:style>
    <style:style style:name="표4" style:family="table">
      <style:table-properties style:width="17cm" fo:break-before="page" table:align="margins"/>
    </style:style>
    <style:style style:name="표4.A" style:family="table-column">
      <style:table-column-properties style:column-width="3.683cm" style:rel-column-width="14197*"/>
    </style:style>
    <style:style style:name="표4.B" style:family="table-column">
      <style:table-column-properties style:column-width="6.659cm" style:rel-column-width="25668*"/>
    </style:style>
    <style:style style:name="표4.C" style:family="table-column">
      <style:table-column-properties style:column-width="6.659cm" style:rel-column-width="25670*"/>
    </style:style>
    <style:style style:name="표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4.B1" style:family="table-cell">
      <style:table-cell-properties fo:padding="0.097cm" fo:border="0.5pt solid #000000"/>
    </style:style>
    <style:style style:name="표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4.B2" style:family="table-cell">
      <style:table-cell-properties fo:padding="0.097cm" fo:border-left="0.5pt solid #000000" fo:border-right="0.5pt solid #000000" fo:border-top="none" fo:border-bottom="0.5pt solid #000000"/>
    </style:style>
    <style:style style:name="표4.B3" style:family="table-cell">
      <style:table-cell-properties fo:padding="0.097cm" fo:border-left="0.5pt solid #000000" fo:border-right="0.5pt solid #000000" fo:border-top="none" fo:border-bottom="0.5pt solid #000000"/>
    </style:style>
    <style:style style:name="표4.B4" style:family="table-cell">
      <style:table-cell-properties fo:padding="0.097cm" fo:border-left="0.5pt solid #000000" fo:border-right="0.5pt solid #000000" fo:border-top="none" fo:border-bottom="0.5pt solid #000000"/>
    </style:style>
    <style:style style:name="표4.B5" style:family="table-cell">
      <style:table-cell-properties fo:padding="0.097cm" fo:border-left="0.5pt solid #000000" fo:border-right="0.5pt solid #000000" fo:border-top="none" fo:border-bottom="0.5pt solid #000000"/>
    </style:style>
    <style:style style:name="표4.B6" style:family="table-cell">
      <style:table-cell-properties fo:padding="0.097cm" fo:border-left="0.5pt solid #000000" fo:border-right="0.5pt solid #000000" fo:border-top="none" fo:border-bottom="0.5pt solid #000000"/>
    </style:style>
    <style:style style:name="표4.B7" style:family="table-cell">
      <style:table-cell-properties fo:padding="0.097cm" fo:border-left="0.5pt solid #000000" fo:border-right="0.5pt solid #000000" fo:border-top="none" fo:border-bottom="0.5pt solid #000000"/>
    </style:style>
    <style:style style:name="표4.8" style:family="table-row">
      <style:table-row-properties style:min-row-height="0.437cm"/>
    </style:style>
    <style:style style:name="표4.B8" style:family="table-cell">
      <style:table-cell-properties fo:padding="0.097cm" fo:border-left="0.5pt solid #000000" fo:border-right="0.5pt solid #000000" fo:border-top="none" fo:border-bottom="0.5pt solid #000000"/>
    </style:style>
    <style:style style:name="표4.B9" style:family="table-cell">
      <style:table-cell-properties fo:padding="0.097cm" fo:border-left="0.5pt solid #000000" fo:border-right="0.5pt solid #000000" fo:border-top="none" fo:border-bottom="0.5pt solid #000000"/>
    </style:style>
    <style:style style:name="표4.B10" style:family="table-cell">
      <style:table-cell-properties fo:padding="0.097cm" fo:border-left="0.5pt solid #000000" fo:border-right="none" fo:border-top="none" fo:border-bottom="0.5pt solid #000000"/>
    </style:style>
    <style:style style:name="표4.C10" style:family="table-cell">
      <style:table-cell-properties fo:padding="0.097cm" fo:border-left="0.5pt solid #000000" fo:border-right="0.5pt solid #000000" fo:border-top="none" fo:border-bottom="0.5pt solid #000000"/>
    </style:style>
    <style:style style:name="표4.B11" style:family="table-cell">
      <style:table-cell-properties fo:padding="0.097cm" fo:border-left="0.5pt solid #000000" fo:border-right="none" fo:border-top="none" fo:border-bottom="0.5pt solid #000000"/>
    </style:style>
    <style:style style:name="표4.C11" style:family="table-cell">
      <style:table-cell-properties fo:padding="0.097cm" fo:border-left="0.5pt solid #000000" fo:border-right="0.5pt solid #000000" fo:border-top="none" fo:border-bottom="0.5pt solid #000000"/>
    </style:style>
    <style:style style:name="표4.12" style:family="table-row">
      <style:table-row-properties style:min-row-height="1.155cm"/>
    </style:style>
    <style:style style:name="표4.B12" style:family="table-cell">
      <style:table-cell-properties fo:padding="0.097cm" fo:border-left="0.5pt solid #000000" fo:border-right="0.5pt solid #000000" fo:border-top="none" fo:border-bottom="0.5pt solid #000000"/>
    </style:style>
    <style:style style:name="표5" style:family="table">
      <style:table-properties style:width="16.977cm" fo:break-before="page" table:align="left"/>
    </style:style>
    <style:style style:name="표5.A" style:family="table-column">
      <style:table-column-properties style:column-width="3.681cm"/>
    </style:style>
    <style:style style:name="표5.B" style:family="table-column">
      <style:table-column-properties style:column-width="6.659cm"/>
    </style:style>
    <style:style style:name="표5.C" style:family="table-column">
      <style:table-column-properties style:column-width="6.638cm"/>
    </style:style>
    <style:style style:name="표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5.B1" style:family="table-cell">
      <style:table-cell-properties fo:padding="0.097cm" fo:border="0.5pt solid #000000"/>
    </style:style>
    <style:style style:name="표5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5.B2" style:family="table-cell">
      <style:table-cell-properties fo:padding="0.097cm" fo:border-left="0.5pt solid #000000" fo:border-right="0.5pt solid #000000" fo:border-top="none" fo:border-bottom="0.5pt solid #000000"/>
    </style:style>
    <style:style style:name="표5.B3" style:family="table-cell">
      <style:table-cell-properties fo:padding="0.097cm" fo:border-left="0.5pt solid #000000" fo:border-right="0.5pt solid #000000" fo:border-top="none" fo:border-bottom="0.5pt solid #000000"/>
    </style:style>
    <style:style style:name="표5.B4" style:family="table-cell">
      <style:table-cell-properties fo:padding="0.097cm" fo:border-left="0.5pt solid #000000" fo:border-right="0.5pt solid #000000" fo:border-top="none" fo:border-bottom="0.5pt solid #000000"/>
    </style:style>
    <style:style style:name="표5.B5" style:family="table-cell">
      <style:table-cell-properties fo:padding="0.097cm" fo:border-left="0.5pt solid #000000" fo:border-right="0.5pt solid #000000" fo:border-top="none" fo:border-bottom="0.5pt solid #000000"/>
    </style:style>
    <style:style style:name="표5.B6" style:family="table-cell">
      <style:table-cell-properties fo:padding="0.097cm" fo:border-left="0.5pt solid #000000" fo:border-right="0.5pt solid #000000" fo:border-top="none" fo:border-bottom="0.5pt solid #000000"/>
    </style:style>
    <style:style style:name="표5.B7" style:family="table-cell">
      <style:table-cell-properties fo:padding="0.097cm" fo:border-left="0.5pt solid #000000" fo:border-right="0.5pt solid #000000" fo:border-top="none" fo:border-bottom="0.5pt solid #000000"/>
    </style:style>
    <style:style style:name="표5.8" style:family="table-row">
      <style:table-row-properties style:min-row-height="0.437cm"/>
    </style:style>
    <style:style style:name="표5.B8" style:family="table-cell">
      <style:table-cell-properties fo:padding="0.097cm" fo:border-left="0.5pt solid #000000" fo:border-right="0.5pt solid #000000" fo:border-top="none" fo:border-bottom="0.5pt solid #000000"/>
    </style:style>
    <style:style style:name="표5.B9" style:family="table-cell">
      <style:table-cell-properties fo:padding="0.097cm" fo:border-left="0.5pt solid #000000" fo:border-right="0.5pt solid #000000" fo:border-top="none" fo:border-bottom="0.5pt solid #000000"/>
    </style:style>
    <style:style style:name="표5.B10" style:family="table-cell">
      <style:table-cell-properties fo:padding="0.097cm" fo:border-left="0.5pt solid #000000" fo:border-right="none" fo:border-top="none" fo:border-bottom="0.5pt solid #000000"/>
    </style:style>
    <style:style style:name="표5.C10" style:family="table-cell">
      <style:table-cell-properties fo:padding="0.097cm" fo:border-left="0.5pt solid #000000" fo:border-right="0.5pt solid #000000" fo:border-top="none" fo:border-bottom="0.5pt solid #000000"/>
    </style:style>
    <style:style style:name="표5.B11" style:family="table-cell">
      <style:table-cell-properties fo:padding="0.097cm" fo:border-left="0.5pt solid #000000" fo:border-right="none" fo:border-top="none" fo:border-bottom="0.5pt solid #000000"/>
    </style:style>
    <style:style style:name="표5.C11" style:family="table-cell">
      <style:table-cell-properties fo:padding="0.097cm" fo:border-left="0.5pt solid #000000" fo:border-right="0.5pt solid #000000" fo:border-top="none" fo:border-bottom="0.5pt solid #000000"/>
    </style:style>
    <style:style style:name="표5.12" style:family="table-row">
      <style:table-row-properties style:min-row-height="1.155cm"/>
    </style:style>
    <style:style style:name="표5.B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6bbde" officeooo:paragraph-rsid="0016bbde"/>
    </style:style>
    <style:style style:name="P2" style:family="paragraph" style:parent-style-name="Table_20_Contents">
      <style:text-properties officeooo:rsid="00184892" officeooo:paragraph-rsid="00184892"/>
    </style:style>
    <style:style style:name="P3" style:family="paragraph" style:parent-style-name="Table_20_Contents">
      <style:text-properties officeooo:paragraph-rsid="00184892"/>
    </style:style>
    <style:style style:name="P4" style:family="paragraph" style:parent-style-name="Table_20_Contents">
      <style:text-properties officeooo:paragraph-rsid="00185896"/>
    </style:style>
    <style:style style:name="P5" style:family="paragraph" style:parent-style-name="Standard">
      <style:text-properties officeooo:paragraph-rsid="0019a756"/>
    </style:style>
    <style:style style:name="P6" style:family="paragraph" style:parent-style-name="Table_20_Contents">
      <style:text-properties officeooo:rsid="0016bbde" officeooo:paragraph-rsid="0019a756"/>
    </style:style>
    <style:style style:name="P7" style:family="paragraph" style:parent-style-name="Table_20_Contents">
      <style:text-properties officeooo:paragraph-rsid="0019a756"/>
    </style:style>
    <style:style style:name="P8" style:family="paragraph" style:parent-style-name="Table_20_Contents">
      <style:text-properties officeooo:rsid="00184892" officeooo:paragraph-rsid="0019a756"/>
    </style:style>
    <style:style style:name="P9" style:family="paragraph" style:parent-style-name="Table_20_Contents">
      <style:text-properties officeooo:paragraph-rsid="001b8e1f"/>
    </style:style>
    <style:style style:name="P10" style:family="paragraph" style:parent-style-name="Table_20_Contents">
      <style:text-properties officeooo:rsid="0016bbde" officeooo:paragraph-rsid="001c9b92"/>
    </style:style>
    <style:style style:name="P11" style:family="paragraph" style:parent-style-name="Table_20_Contents">
      <style:text-properties officeooo:rsid="001c9b92" officeooo:paragraph-rsid="001c9b92"/>
    </style:style>
    <style:style style:name="P12" style:family="paragraph" style:parent-style-name="Table_20_Contents">
      <style:text-properties officeooo:rsid="00211a94" officeooo:paragraph-rsid="00211a94"/>
    </style:style>
    <style:style style:name="P13" style:family="paragraph" style:parent-style-name="Table_20_Contents">
      <style:text-properties officeooo:paragraph-rsid="001c9b92"/>
    </style:style>
    <style:style style:name="P14" style:family="paragraph" style:parent-style-name="Table_20_Contents">
      <style:text-properties officeooo:rsid="00184892" officeooo:paragraph-rsid="001c9b92"/>
    </style:style>
    <style:style style:name="P15" style:family="paragraph" style:parent-style-name="Table_20_Contents">
      <style:text-properties officeooo:rsid="001e751d" officeooo:paragraph-rsid="001e751d"/>
    </style:style>
    <style:style style:name="P16" style:family="paragraph" style:parent-style-name="Table_20_Contents">
      <style:text-properties officeooo:rsid="0016bbde" officeooo:paragraph-rsid="00265e31"/>
    </style:style>
    <style:style style:name="P17" style:family="paragraph" style:parent-style-name="Table_20_Contents">
      <style:text-properties officeooo:rsid="001c9b92" officeooo:paragraph-rsid="00265e31"/>
    </style:style>
    <style:style style:name="P18" style:family="paragraph" style:parent-style-name="Table_20_Contents">
      <style:text-properties officeooo:rsid="00211a94" officeooo:paragraph-rsid="00265e31"/>
    </style:style>
    <style:style style:name="P19" style:family="paragraph" style:parent-style-name="Table_20_Contents">
      <style:text-properties officeooo:paragraph-rsid="00265e31"/>
    </style:style>
    <style:style style:name="P20" style:family="paragraph" style:parent-style-name="Table_20_Contents">
      <style:text-properties officeooo:rsid="00184892" officeooo:paragraph-rsid="00265e31"/>
    </style:style>
    <style:style style:name="P21" style:family="paragraph" style:parent-style-name="Table_20_Contents">
      <style:text-properties officeooo:paragraph-rsid="0027bc9a"/>
    </style:style>
    <style:style style:name="P22" style:family="paragraph" style:parent-style-name="Table_20_Contents">
      <style:text-properties officeooo:rsid="001e751d" officeooo:paragraph-rsid="00265e31"/>
    </style:style>
    <style:style style:name="P23" style:family="paragraph" style:parent-style-name="Table_20_Contents">
      <style:paragraph-properties fo:margin-left="0cm" fo:text-indent="0cm" style:auto-text-indent="false"/>
      <style:text-properties officeooo:paragraph-rsid="00265e31"/>
    </style:style>
    <style:style style:name="P24" style:family="paragraph" style:parent-style-name="Table_20_Contents">
      <style:text-properties officeooo:paragraph-rsid="0029352d"/>
    </style:style>
    <style:style style:name="P25" style:family="paragraph" style:parent-style-name="Table_20_Contents">
      <style:text-properties officeooo:rsid="0016bbde" officeooo:paragraph-rsid="0029352d"/>
    </style:style>
    <style:style style:name="P26" style:family="paragraph" style:parent-style-name="Table_20_Contents">
      <style:text-properties officeooo:rsid="001c9b92" officeooo:paragraph-rsid="0029352d"/>
    </style:style>
    <style:style style:name="P27" style:family="paragraph" style:parent-style-name="Table_20_Contents">
      <style:text-properties officeooo:rsid="00211a94" officeooo:paragraph-rsid="0029352d"/>
    </style:style>
    <style:style style:name="P28" style:family="paragraph" style:parent-style-name="Table_20_Contents">
      <style:text-properties officeooo:paragraph-rsid="00294771"/>
    </style:style>
    <style:style style:name="P29" style:family="paragraph" style:parent-style-name="Table_20_Contents">
      <style:text-properties officeooo:rsid="00184892" officeooo:paragraph-rsid="0029352d"/>
    </style:style>
    <style:style style:name="P30" style:family="paragraph" style:parent-style-name="Table_20_Contents">
      <style:text-properties officeooo:rsid="001e751d" officeooo:paragraph-rsid="0029352d"/>
    </style:style>
    <style:style style:name="P31" style:family="paragraph" style:parent-style-name="Standard">
      <style:paragraph-properties fo:break-before="page"/>
      <style:text-properties officeooo:paragraph-rsid="0029352d"/>
    </style:style>
    <style:style style:name="T1" style:family="text">
      <style:text-properties officeooo:rsid="00184892"/>
    </style:style>
    <style:style style:name="T2" style:family="text">
      <style:text-properties officeooo:rsid="001b8e1f"/>
    </style:style>
    <style:style style:name="T3" style:family="text">
      <style:text-properties officeooo:rsid="00265e31"/>
    </style:style>
    <style:style style:name="T4" style:family="text">
      <style:text-properties officeooo:rsid="0027bc9a"/>
    </style:style>
    <style:style style:name="T5" style:family="text">
      <style:text-properties officeooo:rsid="002947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1">Use case 이름</text:p>
          </table:table-cell>
          <table:table-cell table:style-name="표1.B1" table:number-columns-spanned="2" office:value-type="string">
            <text:p text:style-name="P1">차량 등록</text:p>
          </table:table-cell>
          <table:covered-table-cell/>
        </table:table-row>
        <table:table-row>
          <table:table-cell table:style-name="표1.A2" office:value-type="string">
            <text:p text:style-name="P1">시나리오</text:p>
          </table:table-cell>
          <table:table-cell table:style-name="표1.B2" table:number-columns-spanned="2" office:value-type="string">
            <text:p text:style-name="Table_20_Contents">신규 차량 등록</text:p>
          </table:table-cell>
          <table:covered-table-cell/>
        </table:table-row>
        <table:table-row>
          <table:table-cell table:style-name="표1.A2" office:value-type="string">
            <text:p text:style-name="P1">트리거 이벤트</text:p>
          </table:table-cell>
          <table:table-cell table:style-name="표1.B3" table:number-columns-spanned="2" office:value-type="string">
            <text:p text:style-name="Table_20_Contents">관리자의 차량 등록 요청</text:p>
          </table:table-cell>
          <table:covered-table-cell/>
        </table:table-row>
        <table:table-row>
          <table:table-cell table:style-name="표1.A2" office:value-type="string">
            <text:p text:style-name="P1">간단한 설명</text:p>
          </table:table-cell>
          <table:table-cell table:style-name="표1.B4" table:number-columns-spanned="2" office:value-type="string">
            <text:p text:style-name="Table_20_Contents">관리자가 시스템에 차량 정보를 등록하고, 대여 가능한 차량 목록에 추가</text:p>
          </table:table-cell>
          <table:covered-table-cell/>
        </table:table-row>
        <table:table-row>
          <table:table-cell table:style-name="표1.A2" office:value-type="string">
            <text:p text:style-name="P1">행위자</text:p>
          </table:table-cell>
          <table:table-cell table:style-name="표1.B5" table:number-columns-spanned="2" office:value-type="string">
            <text:p text:style-name="Table_20_Contents">관리자</text:p>
          </table:table-cell>
          <table:covered-table-cell/>
        </table:table-row>
        <table:table-row>
          <table:table-cell table:style-name="표1.A2" office:value-type="string">
            <text:p text:style-name="P1">관련 use case</text:p>
          </table:table-cell>
          <table:table-cell table:style-name="표1.B6" table:number-columns-spanned="2" office:value-type="string">
            <text:p text:style-name="P2">x</text:p>
          </table:table-cell>
          <table:covered-table-cell/>
        </table:table-row>
        <table:table-row>
          <table:table-cell table:style-name="표1.A2" office:value-type="string">
            <text:p text:style-name="P1">이해관계자</text:p>
          </table:table-cell>
          <table:table-cell table:style-name="표1.B7" table:number-columns-spanned="2" office:value-type="string">
            <text:p text:style-name="Table_20_Contents">관리자</text:p>
          </table:table-cell>
          <table:covered-table-cell/>
        </table:table-row>
        <table:table-row table:style-name="표1.8">
          <table:table-cell table:style-name="표1.A2" office:value-type="string">
            <text:p text:style-name="P1">선행조건</text:p>
          </table:table-cell>
          <table:table-cell table:style-name="표1.B8" table:number-columns-spanned="2" office:value-type="string">
            <text:p text:style-name="Table_20_Contents">관리자 로그인, 차량정보 준비</text:p>
          </table:table-cell>
          <table:covered-table-cell/>
        </table:table-row>
        <table:table-row>
          <table:table-cell table:style-name="표1.A2" office:value-type="string">
            <text:p text:style-name="P1">사후조건</text:p>
          </table:table-cell>
          <table:table-cell table:style-name="표1.B9" table:number-columns-spanned="2" office:value-type="string">
            <text:p text:style-name="Table_20_Contents">차량등록 완료, 대여 가능한 차량 목록에 추가</text:p>
          </table:table-cell>
          <table:covered-table-cell/>
        </table:table-row>
        <table:table-row>
          <table:table-cell table:style-name="표1.A2" table:number-rows-spanned="2" office:value-type="string">
            <text:p text:style-name="P1">활동 흐름</text:p>
          </table:table-cell>
          <table:table-cell table:style-name="표1.B10" office:value-type="string">
            <text:p text:style-name="P1">Actor</text:p>
          </table:table-cell>
          <table:table-cell table:style-name="표1.C10" office:value-type="string">
            <text:p text:style-name="P1">System</text:p>
          </table:table-cell>
        </table:table-row>
        <table:table-row>
          <table:covered-table-cell table:style-name="표1.A2"/>
          <table:table-cell table:style-name="표1.B10" office:value-type="string">
            <text:p text:style-name="P3">1. 차량 관리 메뉴 접근</text:p>
            <text:p text:style-name="P3">2. 신규 차량 정보 입력 (기본 정보, 번호판 등)</text:p>
            <text:p text:style-name="P3">3. 차량 상태 '대여 가능'으로 설정</text:p>
            <text:p text:style-name="P3">4. 등록 완료 버튼 클릭</text:p>
          </table:table-cell>
          <table:table-cell table:style-name="표1.C10" office:value-type="string">
            <text:p text:style-name="Table_20_Contents"/>
            <text:p text:style-name="Table_20_Contents">2.1 입력된 정보 형식 유효성 검사</text:p>
            <text:p text:style-name="Table_20_Contents"/>
            <text:p text:style-name="Table_20_Contents"/>
            <text:p text:style-name="Table_20_Contents">4.1 차량 정보 <text:span text:style-name="T1">DB 저장</text:span></text:p>
            <text:p text:style-name="Table_20_Contents">4.2 차량 상태 업데이트</text:p>
            <text:p text:style-name="Table_20_Contents">4.3 등록 완료 메시지 표시</text:p>
          </table:table-cell>
        </table:table-row>
        <table:table-row>
          <table:table-cell table:style-name="표1.A2" office:value-type="string">
            <text:p text:style-name="P1">예외 조건</text:p>
          </table:table-cell>
          <table:table-cell table:style-name="표1.B12" table:number-columns-spanned="2" office:value-type="string">
            <text:p text:style-name="P4">2.1 입력 정보 누락 또는 형식 오류 시: 오류 메시지 표시 및 재입력 요구</text:p>
            <text:p text:style-name="Standard">4.1 이미 등록된 번호판일 경우: 중복 등록 불가 메시지 표시</text:p>
          </table:table-cell>
          <table:covered-table-cell/>
        </table:table-row>
      </table:table>
      <text:p text:style-name="P5"/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office:value-type="string">
            <text:p text:style-name="P6">Use case 이름</text:p>
          </table:table-cell>
          <table:table-cell table:style-name="표2.B1" table:number-columns-spanned="2" office:value-type="string">
            <text:p text:style-name="P6">고객 등록</text:p>
          </table:table-cell>
          <table:covered-table-cell/>
        </table:table-row>
        <table:table-row>
          <table:table-cell table:style-name="표2.A2" office:value-type="string">
            <text:p text:style-name="P6">시나리오</text:p>
          </table:table-cell>
          <table:table-cell table:style-name="표2.B2" table:number-columns-spanned="2" office:value-type="string">
            <text:p text:style-name="P7">신규 사용자가 서비스 이용을 위해 회원가입 한다.</text:p>
          </table:table-cell>
          <table:covered-table-cell/>
        </table:table-row>
        <table:table-row>
          <table:table-cell table:style-name="표2.A2" office:value-type="string">
            <text:p text:style-name="P6">트리거 이벤트</text:p>
          </table:table-cell>
          <table:table-cell table:style-name="표2.B3" table:number-columns-spanned="2" office:value-type="string">
            <text:p text:style-name="P7">비회원 사용자가 ‘회원 가입’ 버튼을 클릭한다</text:p>
          </table:table-cell>
          <table:covered-table-cell/>
        </table:table-row>
        <table:table-row>
          <table:table-cell table:style-name="표2.A2" office:value-type="string">
            <text:p text:style-name="P6">간단한 설명</text:p>
          </table:table-cell>
          <table:table-cell table:style-name="표2.B4" table:number-columns-spanned="2" office:value-type="string">
            <text:p text:style-name="P7">사용자가 개인 정보를 입력하여 시스템에 계정을 발급한다.</text:p>
            <text:p text:style-name="P7">사용자에게 고유 <text:span text:style-name="T2">ID가 발급되어 관리된다.</text:span></text:p>
          </table:table-cell>
          <table:covered-table-cell/>
        </table:table-row>
        <table:table-row>
          <table:table-cell table:style-name="표2.A2" office:value-type="string">
            <text:p text:style-name="P6">행위자</text:p>
          </table:table-cell>
          <table:table-cell table:style-name="표2.B5" table:number-columns-spanned="2" office:value-type="string">
            <text:p text:style-name="P7">사용자, 시스템</text:p>
          </table:table-cell>
          <table:covered-table-cell/>
        </table:table-row>
        <table:table-row>
          <table:table-cell table:style-name="표2.A2" office:value-type="string">
            <text:p text:style-name="P6">관련 use case</text:p>
          </table:table-cell>
          <table:table-cell table:style-name="표2.B6" table:number-columns-spanned="2" office:value-type="string">
            <text:p text:style-name="P8">x</text:p>
          </table:table-cell>
          <table:covered-table-cell/>
        </table:table-row>
        <table:table-row>
          <table:table-cell table:style-name="표2.A2" office:value-type="string">
            <text:p text:style-name="P6">이해관계자</text:p>
          </table:table-cell>
          <table:table-cell table:style-name="표2.B7" table:number-columns-spanned="2" office:value-type="string">
            <text:p text:style-name="P7">사용자, 관리자</text:p>
          </table:table-cell>
          <table:covered-table-cell/>
        </table:table-row>
        <table:table-row table:style-name="표2.8">
          <table:table-cell table:style-name="표2.A2" office:value-type="string">
            <text:p text:style-name="P6">선행조건</text:p>
          </table:table-cell>
          <table:table-cell table:style-name="표2.B8" table:number-columns-spanned="2" office:value-type="string">
            <text:p text:style-name="P7">사용자가 서비스에 접근할 수 있어야 한다.</text:p>
          </table:table-cell>
          <table:covered-table-cell/>
        </table:table-row>
        <table:table-row>
          <table:table-cell table:style-name="표2.A2" office:value-type="string">
            <text:p text:style-name="P6">사후조건</text:p>
          </table:table-cell>
          <table:table-cell table:style-name="표2.B9" table:number-columns-spanned="2" office:value-type="string">
            <text:p text:style-name="P7">사용자의 계정이 성공적으로 생성된다.</text:p>
            <text:p text:style-name="P7">사용자에게 고유 <text:span text:style-name="T2">ID가 발급된다.</text:span></text:p>
            <text:p text:style-name="P7">사용자가 입력한 개인정보가 저장된다.</text:p>
            <text:p text:style-name="P7">사용자는 로그인 가능한 상태가 된다.</text:p>
          </table:table-cell>
          <table:covered-table-cell/>
        </table:table-row>
        <table:table-row>
          <table:table-cell table:style-name="표2.A2" table:number-rows-spanned="2" office:value-type="string">
            <text:p text:style-name="P6">활동 흐름</text:p>
          </table:table-cell>
          <table:table-cell table:style-name="표2.B10" office:value-type="string">
            <text:p text:style-name="P6">Actor</text:p>
          </table:table-cell>
          <table:table-cell table:style-name="표2.C10" office:value-type="string">
            <text:p text:style-name="P6">System</text:p>
          </table:table-cell>
        </table:table-row>
        <table:table-row>
          <table:covered-table-cell table:style-name="표2.A2"/>
          <table:table-cell table:style-name="표2.B10" office:value-type="string">
            <text:p text:style-name="P7">1. 회원 가입 시작</text:p>
            <text:p text:style-name="P7">2. 개인 정보 입력</text:p>
            <text:p text:style-name="P7">3. 가입 완료 버튼 클릭</text:p>
          </table:table-cell>
          <table:table-cell table:style-name="표2.C10" office:value-type="string">
            <text:p text:style-name="P7"/>
            <text:p text:style-name="P7">2.1 입력된 개인 정보 유효성 검사</text:p>
            <text:p text:style-name="P7">3.1 계정 생성 및 고유 <text:span text:style-name="T2">ID 발급</text:span></text:p>
            <text:p text:style-name="P7">3.2 사용자 정보 <text:span text:style-name="T2">DB 저장</text:span></text:p>
            <text:p text:style-name="P7">3.3 가입 완료 알림 및 로그인 화면 안내</text:p>
          </table:table-cell>
        </table:table-row>
        <table:table-row table:style-name="표2.12">
          <table:table-cell table:style-name="표2.A2" office:value-type="string">
            <text:p text:style-name="P6">예외 조건</text:p>
          </table:table-cell>
          <table:table-cell table:style-name="표2.B12" table:number-columns-spanned="2" office:value-type="string">
            <text:p text:style-name="P7">2.1 개인 정보 오류/미흡시: 오류 메시지 표시 및 가입 불가 안내</text:p>
            <text:p text:style-name="P9">3.1 이미 가입된 정보 존재시: 오류 메시지 표시 및 가입 불가 안내</text:p>
          </table:table-cell>
          <table:covered-table-cell/>
        </table:table-row>
      </table:table>
      <text:p text:style-name="P5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10">Use case 이름</text:p>
          </table:table-cell>
          <table:table-cell table:style-name="표3.B1" table:number-columns-spanned="2" office:value-type="string">
            <text:p text:style-name="P11">차량 대여</text:p>
          </table:table-cell>
          <table:covered-table-cell/>
        </table:table-row>
        <table:table-row>
          <table:table-cell table:style-name="표3.A2" office:value-type="string">
            <text:p text:style-name="P10">시나리오</text:p>
          </table:table-cell>
          <table:table-cell table:style-name="표3.B2" table:number-columns-spanned="2" office:value-type="string">
            <text:p text:style-name="P11">사용자가 차량 대여를 요청한다.</text:p>
          </table:table-cell>
          <table:covered-table-cell/>
        </table:table-row>
        <table:table-row>
          <table:table-cell table:style-name="표3.A2" office:value-type="string">
            <text:p text:style-name="P10">트리거 이벤트</text:p>
          </table:table-cell>
          <table:table-cell table:style-name="표3.B3" table:number-columns-spanned="2" office:value-type="string">
            <text:p text:style-name="P12">사용자가 특정 차량에 대해 ‘대여하기’ 버튼을 클릭한다.</text:p>
          </table:table-cell>
          <table:covered-table-cell/>
        </table:table-row>
        <table:table-row>
          <table:table-cell table:style-name="표3.A2" office:value-type="string">
            <text:p text:style-name="P10">간단한 설명</text:p>
          </table:table-cell>
          <table:table-cell table:style-name="표3.B4" table:number-columns-spanned="2" office:value-type="string">
            <text:p text:style-name="P13">사용자가 선택한 차량과 대여 기간에 대해 시스템은 차량의 대여 가능 상태를 실시간으로 확인하고, 대여를 확정한다. 예약된 차량은 다른 사용자가 대여할 수 없도록 상태가 변경된다.</text:p>
          </table:table-cell>
          <table:covered-table-cell/>
        </table:table-row>
        <table:table-row>
          <table:table-cell table:style-name="표3.A2" office:value-type="string">
            <text:p text:style-name="P10">행위자</text:p>
          </table:table-cell>
          <table:table-cell table:style-name="표3.B5" table:number-columns-spanned="2" office:value-type="string">
            <text:p text:style-name="P13">사용자, 시스템</text:p>
          </table:table-cell>
          <table:covered-table-cell/>
        </table:table-row>
        <table:table-row>
          <table:table-cell table:style-name="표3.A2" office:value-type="string">
            <text:p text:style-name="P10">관련 use case</text:p>
          </table:table-cell>
          <table:table-cell table:style-name="표3.B6" table:number-columns-spanned="2" office:value-type="string">
            <text:p text:style-name="P14">고객 등록</text:p>
          </table:table-cell>
          <table:covered-table-cell/>
        </table:table-row>
        <table:table-row>
          <table:table-cell table:style-name="표3.A2" office:value-type="string">
            <text:p text:style-name="P10">이해관계자</text:p>
          </table:table-cell>
          <table:table-cell table:style-name="표3.B7" table:number-columns-spanned="2" office:value-type="string">
            <text:p text:style-name="P13">사용자 </text:p>
          </table:table-cell>
          <table:covered-table-cell/>
        </table:table-row>
        <table:table-row table:style-name="표3.8">
          <table:table-cell table:style-name="표3.A2" office:value-type="string">
            <text:p text:style-name="P10">선행조건</text:p>
          </table:table-cell>
          <table:table-cell table:style-name="표3.B8" table:number-columns-spanned="2" office:value-type="string">
            <text:p text:style-name="P13">사용자는 시스템에 로그인된 상태여야 한다.</text:p>
            <text:p text:style-name="P13">선택한 차량이 ‘대여 가능’ 상태여야 한다.</text:p>
          </table:table-cell>
          <table:covered-table-cell/>
        </table:table-row>
        <table:table-row>
          <table:table-cell table:style-name="표3.A2" office:value-type="string">
            <text:p text:style-name="P10">사후조건</text:p>
          </table:table-cell>
          <table:table-cell table:style-name="표3.B9" table:number-columns-spanned="2" office:value-type="string">
            <text:p text:style-name="P13">사용자와 선택된 차량 간의 대여 예약이 시스템에 생성 및 기록된다.<text:line-break/>해당 차량은 지정된 시간 동안 ‘대여 중’ 상태가 된다.</text:p>
            <text:p text:style-name="P13">사용자에게 예약 확정 정보가 전달된다.</text:p>
          </table:table-cell>
          <table:covered-table-cell/>
        </table:table-row>
        <table:table-row>
          <table:table-cell table:style-name="표3.A2" table:number-rows-spanned="2" office:value-type="string">
            <text:p text:style-name="P10">활동 흐름</text:p>
          </table:table-cell>
          <table:table-cell table:style-name="표3.B10" office:value-type="string">
            <text:p text:style-name="P15">Actor</text:p>
          </table:table-cell>
          <table:table-cell table:style-name="표3.C10" office:value-type="string">
            <text:p text:style-name="P15">System</text:p>
          </table:table-cell>
        </table:table-row>
        <table:table-row>
          <table:covered-table-cell table:style-name="표3.A2"/>
          <table:table-cell table:style-name="표3.B10" office:value-type="string">
            <text:p text:style-name="P13">1. 로그인</text:p>
            <text:p text:style-name="P13">2. 차량 검색</text:p>
            <text:p text:style-name="P13">3. 목록에서 원하는 차량 선택</text:p>
            <text:p text:style-name="P13">4. 대여하기 클릭</text:p>
            <text:p text:style-name="P13"/>
          </table:table-cell>
          <table:table-cell table:style-name="표3.C10" office:value-type="string">
            <text:p text:style-name="P13">1.1 사용자 인증</text:p>
            <text:p text:style-name="P13">2.1 차량 목록 표시</text:p>
            <text:p text:style-name="P13">3.1 선택 차량 상세 정보 표시</text:p>
            <text:p text:style-name="P13">4.1 대여 가능 여부 확인</text:p>
            <text:p text:style-name="P13">4.2 예약 정보 생성 및 <text:span text:style-name="T3">DB 저장</text:span></text:p>
            <text:p text:style-name="P13">4.3 차량 상태를 ‘대여 중’으로 변경</text:p>
            <text:p text:style-name="P13">4.4 사용자에게 예약 완료 메시지 전송</text:p>
          </table:table-cell>
        </table:table-row>
        <table:table-row table:style-name="표3.12">
          <table:table-cell table:style-name="표3.A2" office:value-type="string">
            <text:p text:style-name="P10">예외 조건</text:p>
          </table:table-cell>
          <table:table-cell table:style-name="표3.B12" table:number-columns-spanned="2" office:value-type="string">
            <text:p text:style-name="P13">4.1 차량이 이미 대여 중인 경우: 대여 불가능 메시지 표시</text:p>
          </table:table-cell>
          <table:covered-table-cell/>
        </table:table-row>
      </table:table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office:value-type="string">
            <text:p text:style-name="P16">Use case 이름</text:p>
          </table:table-cell>
          <table:table-cell table:style-name="표4.B1" table:number-columns-spanned="2" office:value-type="string">
            <text:p text:style-name="P17">차량 반납</text:p>
          </table:table-cell>
          <table:covered-table-cell/>
        </table:table-row>
        <table:table-row>
          <table:table-cell table:style-name="표4.A2" office:value-type="string">
            <text:p text:style-name="P16">시나리오</text:p>
          </table:table-cell>
          <table:table-cell table:style-name="표4.B2" table:number-columns-spanned="2" office:value-type="string">
            <text:p text:style-name="P17">사용자가 차량 이용을 마치고 차량을 반납한다.</text:p>
          </table:table-cell>
          <table:covered-table-cell/>
        </table:table-row>
        <table:table-row>
          <table:table-cell table:style-name="표4.A2" office:value-type="string">
            <text:p text:style-name="P16">트리거 이벤트</text:p>
          </table:table-cell>
          <table:table-cell table:style-name="표4.B3" table:number-columns-spanned="2" office:value-type="string">
            <text:p text:style-name="P18">사용자가 차량 이용 후 ‘반납하기’ 기능을 실행한다.</text:p>
          </table:table-cell>
          <table:covered-table-cell/>
        </table:table-row>
        <table:table-row>
          <table:table-cell table:style-name="표4.A2" office:value-type="string">
            <text:p text:style-name="P16">간단한 설명</text:p>
          </table:table-cell>
          <table:table-cell table:style-name="표4.B4" table:number-columns-spanned="2" office:value-type="string">
            <text:p text:style-name="P19">사용자가 반납을 요청하면, 시스템은 반납 위치와 시간을 기록하고 예약된 반납 시간과 비교한다. 차량과 사용자 간의 대여 관계를 종료시키고, 차량 상태를 '대여 가능’ 으로 바꾼다. 요금 계산에 필요한 데이터를 ‘요금 결제’ <text:span text:style-name="T4">use case로 전송한다.</text:span></text:p>
          </table:table-cell>
          <table:covered-table-cell/>
        </table:table-row>
        <table:table-row>
          <table:table-cell table:style-name="표4.A2" office:value-type="string">
            <text:p text:style-name="P16">행위자</text:p>
          </table:table-cell>
          <table:table-cell table:style-name="표4.B5" table:number-columns-spanned="2" office:value-type="string">
            <text:p text:style-name="P19">사용자, 시스템</text:p>
          </table:table-cell>
          <table:covered-table-cell/>
        </table:table-row>
        <table:table-row>
          <table:table-cell table:style-name="표4.A2" office:value-type="string">
            <text:p text:style-name="P16">관련 use case</text:p>
          </table:table-cell>
          <table:table-cell table:style-name="표4.B6" table:number-columns-spanned="2" office:value-type="string">
            <text:p text:style-name="P20">차량 대여, 요금 결제</text:p>
          </table:table-cell>
          <table:covered-table-cell/>
        </table:table-row>
        <table:table-row>
          <table:table-cell table:style-name="표4.A2" office:value-type="string">
            <text:p text:style-name="P16">이해관계자</text:p>
          </table:table-cell>
          <table:table-cell table:style-name="표4.B7" table:number-columns-spanned="2" office:value-type="string">
            <text:p text:style-name="P19">사용자</text:p>
          </table:table-cell>
          <table:covered-table-cell/>
        </table:table-row>
        <table:table-row table:style-name="표4.8">
          <table:table-cell table:style-name="표4.A2" office:value-type="string">
            <text:p text:style-name="P16">선행조건</text:p>
          </table:table-cell>
          <table:table-cell table:style-name="표4.B8" table:number-columns-spanned="2" office:value-type="string">
            <text:p text:style-name="P21">사용자는 현재 해당 차량을 ‘대여 중’ 상태여야 한다.</text:p>
            <text:p text:style-name="P21"><text:s/>차량이 지정된 반납 가능 구역 내에 위치해야 한다.</text:p>
          </table:table-cell>
          <table:covered-table-cell/>
        </table:table-row>
        <table:table-row>
          <table:table-cell table:style-name="표4.A2" office:value-type="string">
            <text:p text:style-name="P16">사후조건</text:p>
          </table:table-cell>
          <table:table-cell table:style-name="표4.B9" table:number-columns-spanned="2" office:value-type="string">
            <text:p text:style-name="P19">사용자와 차량 간의 대여 관계까 시스템 상에서 해지된다.</text:p>
            <text:p text:style-name="P19">차량의 상태가 ‘반납 완료 / 대여 가능’ 으로 변경 된다.</text:p>
            <text:p text:style-name="P19">이용 시간, 주행 거리, 반납 시간 등의 데이터가 기록되고 요금 정산을 위해 전달된다.</text:p>
          </table:table-cell>
          <table:covered-table-cell/>
        </table:table-row>
        <table:table-row>
          <table:table-cell table:style-name="표4.A2" table:number-rows-spanned="2" office:value-type="string">
            <text:p text:style-name="P16">활동 흐름</text:p>
          </table:table-cell>
          <table:table-cell table:style-name="표4.B10" office:value-type="string">
            <text:p text:style-name="P22">Actor</text:p>
          </table:table-cell>
          <table:table-cell table:style-name="표4.C10" office:value-type="string">
            <text:p text:style-name="P22">System</text:p>
          </table:table-cell>
        </table:table-row>
        <table:table-row>
          <table:covered-table-cell table:style-name="표4.A2"/>
          <table:table-cell table:style-name="표4.B10" office:value-type="string">
            <text:p text:style-name="P19">1. 지정된 장소에 차량 주차</text:p>
            <text:p text:style-name="P19">2. ‘반납하기’ 클릭</text:p>
            <text:p text:style-name="P19"/>
            <text:p text:style-name="P19">3. 최종 반납 확인</text:p>
          </table:table-cell>
          <table:table-cell table:style-name="표4.C10" office:value-type="string">
            <text:p text:style-name="P19"/>
            <text:p text:style-name="P19">2.1 차량 현재 위치 확인</text:p>
            <text:p text:style-name="P19">2.2 현재 시간 기록</text:p>
            <text:p text:style-name="P23">3.1 예약 시간과 현재 시간으로 연체 여부 판단</text:p>
            <text:p text:style-name="P19">3.2 대여 시작 시점부터의 총 이용 시간 및 주행 거리 계산</text:p>
            <text:p text:style-name="P19">3.3 사용자와 차량의 대여 관계 해지</text:p>
            <text:p text:style-name="P19">3.4 차량 상태 업데이트</text:p>
            <text:p text:style-name="P19">3.5 요금 정산을 위한 데이터 ‘요금 결제’ 시스템으로 전송</text:p>
            <text:p text:style-name="P19">3.6 사용자에게 반납 완료 알림</text:p>
          </table:table-cell>
        </table:table-row>
        <table:table-row table:style-name="표4.12">
          <table:table-cell table:style-name="표4.A2" office:value-type="string">
            <text:p text:style-name="P16">예외 조건</text:p>
          </table:table-cell>
          <table:table-cell table:style-name="표4.B12" table:number-columns-spanned="2" office:value-type="string">
            <text:p text:style-name="P19">2.1 지정된 반납 지역이 아닐 경우: "반납 가능한 지역이 아닙니다." 메시지 표시 및 반납 절차 중단</text:p>
            <text:p text:style-name="P24">3.1 예약된 반납 시간보다 늦게 반납한 경우: 연체 사실 기록 및 연체료 발생 플래그 설정 후 데이터 전송</text:p>
          </table:table-cell>
          <table:covered-table-cell/>
        </table:table-row>
      </table:table>
      <table:table table:name="표5" table:style-name="표5">
        <table:table-column table:style-name="표5.A"/>
        <table:table-column table:style-name="표5.B"/>
        <table:table-column table:style-name="표5.C"/>
        <table:table-row>
          <table:table-cell table:style-name="표5.A1" office:value-type="string">
            <text:p text:style-name="P25">Use case 이름</text:p>
          </table:table-cell>
          <table:table-cell table:style-name="표5.B1" table:number-columns-spanned="2" office:value-type="string">
            <text:p text:style-name="P26">요금 결제 </text:p>
          </table:table-cell>
          <table:covered-table-cell/>
        </table:table-row>
        <table:table-row>
          <table:table-cell table:style-name="표5.A2" office:value-type="string">
            <text:p text:style-name="P25">시나리오</text:p>
          </table:table-cell>
          <table:table-cell table:style-name="표5.B2" table:number-columns-spanned="2" office:value-type="string">
            <text:p text:style-name="P26">차량 반납이 완료되면, 시스템은 이용 내역에 따라 요금을 자동 계산하고 사용자에게 요금을 청구한다.</text:p>
          </table:table-cell>
          <table:covered-table-cell/>
        </table:table-row>
        <table:table-row>
          <table:table-cell table:style-name="표5.A2" office:value-type="string">
            <text:p text:style-name="P25">트리거 이벤트</text:p>
          </table:table-cell>
          <table:table-cell table:style-name="표5.B3" table:number-columns-spanned="2" office:value-type="string">
            <text:p text:style-name="P27">'차량 반납' Use Case로부터 요금 정산에 필요한 데이터가 성공적으로 수신되었을 때.</text:p>
          </table:table-cell>
          <table:covered-table-cell/>
        </table:table-row>
        <table:table-row>
          <table:table-cell table:style-name="표5.A2" office:value-type="string">
            <text:p text:style-name="P25">간단한 설명</text:p>
          </table:table-cell>
          <table:table-cell table:style-name="표5.B4" table:number-columns-spanned="2" office:value-type="string">
            <text:p text:style-name="P28">시스템은 전달받은 차량 이용 데이터와 사전에 정의된 요금 정책을 바탕으로 최종 결제 금액을 계산한다. 계산된 금액을 사용자에게 청구한다.</text:p>
          </table:table-cell>
          <table:covered-table-cell/>
        </table:table-row>
        <table:table-row>
          <table:table-cell table:style-name="표5.A2" office:value-type="string">
            <text:p text:style-name="P25">행위자</text:p>
          </table:table-cell>
          <table:table-cell table:style-name="표5.B5" table:number-columns-spanned="2" office:value-type="string">
            <text:p text:style-name="P24">사용자</text:p>
          </table:table-cell>
          <table:covered-table-cell/>
        </table:table-row>
        <table:table-row>
          <table:table-cell table:style-name="표5.A2" office:value-type="string">
            <text:p text:style-name="P25">관련 use case</text:p>
          </table:table-cell>
          <table:table-cell table:style-name="표5.B6" table:number-columns-spanned="2" office:value-type="string">
            <text:p text:style-name="P29">차량 반납</text:p>
          </table:table-cell>
          <table:covered-table-cell/>
        </table:table-row>
        <table:table-row>
          <table:table-cell table:style-name="표5.A2" office:value-type="string">
            <text:p text:style-name="P25">이해관계자</text:p>
          </table:table-cell>
          <table:table-cell table:style-name="표5.B7" table:number-columns-spanned="2" office:value-type="string">
            <text:p text:style-name="P24">사용자 </text:p>
          </table:table-cell>
          <table:covered-table-cell/>
        </table:table-row>
        <table:table-row table:style-name="표5.8">
          <table:table-cell table:style-name="표5.A2" office:value-type="string">
            <text:p text:style-name="P25">선행조건</text:p>
          </table:table-cell>
          <table:table-cell table:style-name="표5.B8" table:number-columns-spanned="2" office:value-type="string">
            <text:p text:style-name="P24">‘차량 반납’ <text:span text:style-name="T5">use case 에서 유효한 데이터가 수신되어야 한다.</text:span></text:p>
          </table:table-cell>
          <table:covered-table-cell/>
        </table:table-row>
        <table:table-row>
          <table:table-cell table:style-name="표5.A2" office:value-type="string">
            <text:p text:style-name="P25">사후조건</text:p>
          </table:table-cell>
          <table:table-cell table:style-name="표5.B9" table:number-columns-spanned="2" office:value-type="string">
            <text:p text:style-name="P24">최종 이용 요금이 정확하게 계산된다.</text:p>
            <text:p text:style-name="P24">사용자에게 결제 요청이 전송된다.</text:p>
            <text:p text:style-name="P24">결제 결과가 사용자에게 통보된다.</text:p>
          </table:table-cell>
          <table:covered-table-cell/>
        </table:table-row>
        <table:table-row>
          <table:table-cell table:style-name="표5.A2" table:number-rows-spanned="2" office:value-type="string">
            <text:p text:style-name="P25">활동 흐름</text:p>
          </table:table-cell>
          <table:table-cell table:style-name="표5.B10" office:value-type="string">
            <text:p text:style-name="P30">Actor</text:p>
          </table:table-cell>
          <table:table-cell table:style-name="표5.C10" office:value-type="string">
            <text:p text:style-name="P30">System</text:p>
          </table:table-cell>
        </table:table-row>
        <table:table-row>
          <table:covered-table-cell table:style-name="표5.A2"/>
          <table:table-cell table:style-name="표5.B1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7.1 결제 결과 수신</text:p>
          </table:table-cell>
          <table:table-cell table:style-name="표5.C11" office:value-type="string">
            <text:p text:style-name="P24">1. <text:span text:style-name="T5">Use case 4 로부터 요금 정산 데이터 수신</text:span></text:p>
            <text:p text:style-name="P24">2. 수신 데이터와 요금 정책을 이용하여 최종 금액 산정</text:p>
            <text:p text:style-name="P24">3. 사용자의 결제 정보 확인</text:p>
            <text:p text:style-name="P24">4. 결제 요청 전송</text:p>
            <text:p text:style-name="P24">5. 결제 결과 수신</text:p>
            <text:p text:style-name="P24">6. 결제 결과 <text:span text:style-name="T5">DB에 기록</text:span></text:p>
            <text:p text:style-name="P24">7. 사용자에게 결제 결과 통보</text:p>
            <text:p text:style-name="P24"/>
          </table:table-cell>
        </table:table-row>
        <table:table-row table:style-name="표5.12">
          <table:table-cell table:style-name="표5.A2" office:value-type="string">
            <text:p text:style-name="P25">예외 조건</text:p>
          </table:table-cell>
          <table:table-cell table:style-name="표5.B12" table:number-columns-spanned="2" office:value-type="string">
            <text:p text:style-name="P24">결제 오류 발생시 관리자에게 통보 및 사용자에게 오류 메시지 표시</text:p>
          </table:table-cell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22:37:00.731253673</meta:creation-date>
    <dc:date>2025-04-01T23:31:40.005778760</dc:date>
    <meta:editing-duration>PT1H48M1S</meta:editing-duration>
    <meta:editing-cycles>5</meta:editing-cycles>
    <meta:generator>LibreOffice/25.2.2.2$Linux_X86_64 LibreOffice_project/520$Build-2</meta:generator>
    <meta:document-statistic meta:table-count="5" meta:image-count="0" meta:object-count="0" meta:page-count="6" meta:paragraph-count="174" meta:word-count="786" meta:character-count="2833" meta:non-whitespace-character-count="2217"/>
  </office:meta>
</office:document-meta>
</file>